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732b" officeooo:paragraph-rsid="000673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bble sort</text:p>
      <text:p text:style-name="Standard">a=[14,33,27,35,10]</text:p>
      <text:p text:style-name="Standard">def bubble(a):</text:p>
      <text:p text:style-name="Standard"><text:s text:c="4"/>k=0</text:p>
      <text:p text:style-name="Standard"><text:s text:c="4"/>while k&lt;len(a)-1:</text:p>
      <text:p text:style-name="Standard"><text:s text:c="8"/>for i in range(0,len(a)-1):</text:p>
      <text:p text:style-name="Standard"><text:s text:c="12"/>if a[i]&gt;a[i+1]:</text:p>
      <text:p text:style-name="Standard"><text:s text:c="16"/>a[i],a[i+1]=a[i+1],a[i]</text:p>
      <text:p text:style-name="Standard"><text:s text:c="12"/>else:</text:p>
      <text:p text:style-name="Standard"><text:s text:c="16"/>pass</text:p>
      <text:p text:style-name="Standard"><text:s text:c="8"/>k=k+1</text:p>
      <text:p text:style-name="Standard"><text:s text:c="4"/>return a <text:s text:c="3"/></text:p>
      <text:p text:style-name="Standard"><text:s text:c="12"/></text:p>
      <text:p text:style-name="Standard">res=bubble(a);</text:p>
      <text:p text:style-name="Standard">print(res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16T23:54:38.739522271</meta:creation-date>
    <dc:date>2020-01-16T23:55:20.027020484</dc:date>
    <meta:editing-duration>PT46S</meta:editing-duration>
    <meta:editing-cycles>1</meta:editing-cycles>
    <meta:document-statistic meta:table-count="0" meta:image-count="0" meta:object-count="0" meta:page-count="1" meta:paragraph-count="15" meta:word-count="22" meta:character-count="274" meta:non-whitespace-character-count="166"/>
    <meta:generator>LibreOffice/6.3.2.2$Linux_X86_64 LibreOffice_project/30$Build-2</meta:generator>
  </office:meta>
</office:document-meta>
</file>